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style:style>
    <style:style style:name="T3" style:parent-style-name="Absatz-Standardschriftart" style:family="text">
      <style:text-properties fo:font-weight="bold" style:font-weight-asian="bold"/>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5" style:parent-style-name="Standard" style:family="paragraph">
      <style:text-properties fo:font-weight="bold" style:font-weight-asian="bold"/>
    </style:style>
  </office:automatic-styles>
  <office:body>
    <office:text text:use-soft-page-breaks="true">
      <text:p text:style-name="P1">Prof. Beierle: Was ist Funktionale Programmierung?<text:s/></text:p>
      <text:p text:style-name="Standard"><text:span text:style-name="T2">Ich</text:span>: Programmierparadigma mit Funktionen als zentrales Programmierkonstrukt. Funktionsbegriff angelehnt an dem der Mathematik....</text:p>
      <text:p text:style-name="Standard"><text:s/>Prof. Beierle: Was bringt ein Typsystem?<text:s/></text:p>
      <text:p text:style-name="Standard"><text:span text:style-name="T3">Ich</text:span>: Eine Kontrollmöglichkeit für Korrektheit eines Programms: Wenn auf Typebene alle Ausdrücke und Zuweisungen konsistent/korrekt ist, schließt das eine große Fehlerquelle des Codes aus.<text:s/></text:p>
      <text:p text:style-name="Standard">Prof. Beierle: Definition für binäre Bäume?<text:s/></text:p>
      <text:p text:style-name="Standard">Ich: Schrieb die Definition für polymorphe binäre Bäume aus dem Skript in ML auf. Dabei erklärte grob die einzelnen Zuweisungen und Notationen.</text:p>
      <text:p text:style-name="Standard"><text:s/>Prof. Beierle: Was sind Funktionen höherer Ordnung?<text:s/></text:p>
      <text:p text:style-name="Standard">Ich: Funktionen, die Funktionen als Parameter oder Ergebnis haben. Prof. Beierle: Welche gibt es da? Ich: z.B. map, filter... kurz beschrieben was map macht</text:p>
      <text:p text:style-name="Standard">Prof. Beierle: Definition für map?</text:p>
      <text:p text:style-name="Standard">Ich: schrieb sie auf wie im Skript. Wählte die geschönfinkelte Variante und erklärte kurz das Currying.<text:s/></text:p>
      <text:p text:style-name="Standard">Prof. Beierle: Welchen Typ hat sie?<text:s/></text:p>
      <text:p text:style-name="Standard">Ich: Schrieb den Typ auf. (hier stand ich kurz auf dem Schlauch)<text:s/></text:p>
      <text:p text:style-name="Standard">Prof. Beierle: Können Sie ihn kurz erklären?</text:p>
      <text:p text:style-name="Standard">Ich: tat ich. (bin vom Schlauch abgestiegen)<text:s/></text:p>
      <text:p text:style-name="Standard">Prof. Beierle: Okay, Sie hatten ja vorhin von Verifikation von Programmen gesprochen. Welche Möglichkeiten gibt es da?<text:s/></text:p>
      <text:p text:style-name="Standard">Ich: (Nach kurzen Überlegen) Typprüfung, Induktion. Erklärte kurz das Prinzip von Induktiven Beweisen für Aussagen über Funktionen.<text:s/></text:p>
      <text:p text:style-name="Standard">Prof. Beierle: Wie funktioniert das für Datentypen? Wenn ich jetzt eine Aussage für binäre Bäume beweisen möchte, wie mache ich das?<text:s/></text:p>
      <text:p text:style-name="Standard">Ich: Anhand der vorher aufgeschriebenen Definition erklärte ich das Prinzip: Wenn es für den leeren Baum gilt und wenn man aus der Gültigkeit der Aussage für zwei Teilbäume eines Knotens die Gültigkeit für den gesamten Knoten schlussfolgern kann, gilt die Aussage für alle Bäume.<text:s/></text:p>
      <text:p text:style-name="Standard">Prof. Beierle: Und wie nennt man diese Form der Induktion?<text:s/></text:p>
      <text:p text:style-name="Standard">Ich: Strukturelle Induktion .<text:s/></text:p>
      <text:p text:style-name="Standard">Prof. Beierle: Gut. Was hat es mit dem Unfold/Fold-Verfahren auf sich?<text:s/></text:p>
      <text:p text:style-name="Standard">Ich: Programmtransformation von einfachen aber ineffizienten hin zu effizienten Programmen / Definitionen. Nannte die 6 Transformationsregeln und erklärte sie jeweils kurz.<text:s/></text:p>
      <text:p text:style-name="Standard">Prof. Beierle: Was ist der Lambda-Kalkül?</text:p>
      <text:p text:style-name="Standard"><text:s/>Ich: Formale Grundlage des Funktionsbegriffs. Sprache aus Termen mit Transformationsregeln<text:s/></text:p>
      <text:soft-page-break/>
      <text:p text:style-name="Standard">Prof. Beierle: Was gibt es für Terme?<text:s/></text:p>
      <text:p text:style-name="Standard">Ich: Variablen, Applikationen, Abstraktionen<text:s/></text:p>
      <text:p text:style-name="Standard">Prof. Beierle: Was gibt es für Transformationsregeln?<text:s/></text:p>
      <text:p text:style-name="Standard">Ich: Alpha-, Betareduktion. Beide kurz erläutert.<text:s/></text:p>
      <text:p text:style-name="Standard">Prof. Beierle: Was ist eine Betanormalform? Haben alle Terme eine? Mehrere<text:s/></text:p>
      <text:p text:style-name="Standard">Ich: Betanormalform definiert. Nicht alle haben eine: Beispiel (λx.xx)(λx.xx) reproduziert sich selbst unendlich oft. Aber es gibt maximal eine. Church Rosser Theorem...</text:p>
      <text:p text:style-name="Standard">Prof. Beierle: Wie werden Terme ausgewertet? Was für Strategien gibt es?</text:p>
      <text:p text:style-name="Standard">Ich: normal-order (left most, outer most) oder applicative-order (left most, inner most) evaluation.<text:s/></text:p>
      <text:p text:style-name="Standard">Prof. Beierle: Führen beide zur Betanormalform?<text:s/></text:p>
      <text:p text:style-name="Standard">Ich: Nein, nur normal order im allgemeinen.</text:p>
      <text:p text:style-name="P4"/>
      <text:p text:style-name="Standard">Prof. Beierle: Was ist denn funktionale Programmierung überhaupt?</text:p>
      <text:p text:style-name="Standard"><text:s/>Ich: Programmierparadigma, wie es z. B. auch die objektorientierte oder die imperative Programmierung sind. Im Vordergrund steht hier der mathematische Begriff der Funktion.<text:s/></text:p>
      <text:p text:style-name="Standard">Prof. Beierle: Können Sie eine Datentypdefinition für binäre Bäume aufschreiben?</text:p>
      <text:p text:style-name="Standard"><text:s/>Ich: [Das tat ich, siehe Kurstext, und erklärte sie noch kurz]<text:s/></text:p>
      <text:p text:style-name="Standard">Prof. Beierle: Was macht denn die map-Funktion?</text:p>
      <text:p text:style-name="Standard"><text:s/>Ich: Wendet eine andere Funktion auf alle Elemente einer Datenstruktur (zumeist einer Liste) an.<text:s/></text:p>
      <text:p text:style-name="Standard">Prof. Beierle: Können Sie sie bitte aufschreiben?</text:p>
      <text:p text:style-name="Standard"><text:s/>Ich: [schrieb sie auf]</text:p>
      <text:p text:style-name="Standard"><text:s/>Prof. Beierle: OK – ein wichtiges Element der funktionalen Sprachen ist ja die Typisierung. Welchen Typ hätte denn diese Funktion.<text:s/></text:p>
      <text:p text:style-name="Standard">Ich: [da musste ich etwas denken und hatte mich auch mal vertan, schließlich kam ich aber noch zum richtigen Ergebnis]: (’a -&gt; ’b) * ’a list -&gt; ’b list<text:s/></text:p>
      <text:p text:style-name="Standard">Prof. Beierle: Was macht die foldr-Funktion?<text:s/></text:p>
      <text:p text:style-name="Standard">Ich: Die Elemente einer Liste anhand eines bestimmten Operators (z. B. der Multiplikation) oder einer Funktion von „rechts“ (also dem Ende der Liste) beginnend zusammenführen.<text:s/></text:p>
      <text:p text:style-name="Standard">Prof. Beierle: Und was sind die Argumente der foldr-Funktion?</text:p>
      <text:p text:style-name="Standard">Ich: Die jeweilige Liste und die Funktion zum zusammenfassen. [Leider hatte ich den Anfangswert, im Kurstext u genannt, vergessen. Prof. Beierle wies mich darauf hin.] Prof. Beierle: Was ist lazy evaluation? Ich: Auswertung von Funktionsparametern nur dann, wenn sie auch benötigt werden. Prof. Beierle: Gibt es<text:s/><text:soft-page-break/>unendliche Datenstrukturen? Ich: Ja, z. B. unendliche Listen (wie die der natürlichen Zahlen). Diese kann man mittels lazy evaluation erhalten.</text:p>
      <text:p text:style-name="Standard"><text:s/>Prof. Beierle: Ein wichtiger Aspekt ist die Möglichkeit funktionaler Sprachen, Korrektheitsbeweise zu führen. Wie geht das?</text:p>
      <text:p text:style-name="Standard"><text:s/>Ich: Mittels Induktion. Für manche Probleme ist bereits die mathematisch Induktion ausreichend, für rekursive Funktionen kann man auch die vollständige Induktion brauchen. Korrektheitsbeweise auf Datentypen führt man mittels struktureller Induktion.</text:p>
      <text:p text:style-name="Standard"><text:s/>Prof. Beierle: Dazu etwas genauer, bitte.</text:p>
      <text:p text:style-name="Standard"><text:s/>Ich: Man weist die Korrektheit für alle möglichen Konstruktoren eines Datentyps nach. Wenn das gelingt, ist auch die Korrektheit des Datentyps nachgewiesen.<text:s/></text:p>
      <text:p text:style-name="Standard">Prof. Beierle: Wie würde man das konkret bei Listen machen?<text:s/></text:p>
      <text:p text:style-name="Standard">Ich: Die Korrektheit für die leere Liste nachweisen und dann weiterhin versuchen, aus der Korrektheit für die n-elementige Liste die Korrektheit der (n+1)-elementigen Liste zu folgern.</text:p>
      <text:p text:style-name="Standard">Prof. Beierle: OK, nächstes Thema. Unfold/Fold-Verfahren, wozu dient es?<text:s/></text:p>
      <text:p text:style-name="Standard">Ich: „Übersetzung“ einer einfachen, aber ineffizienten Umsetzungsidee oder Spezifikation in ein effizient arbeitendes Programm anhand von sechs Regeln.<text:s/></text:p>
      <text:p text:style-name="Standard">Prof. Beierle: Wie lauten diese?<text:s/></text:p>
      <text:p text:style-name="Standard">Ich: [Zählte alle auf, nur „Instanz“ wollte mir nicht einfallen. Erklärte kurz, was die Regel „Definition“ bedeutet.]<text:s/></text:p>
      <text:p text:style-name="Standard">Prof. Beierle: Und wie ist das konkret bei den Regeln „Fold“ und „Unfold“?</text:p>
      <text:p text:style-name="Standard"><text:s/>Ich: Hier wird ein Funktionsaufruf durch seinen definierenden Ausdruck ersetzt bzw. umgekehrt.<text:s/></text:p>
      <text:p text:style-name="Standard">Prof. Beierle: Gut, dann zum λ-Kalkül. Was ist das?</text:p>
      <text:p text:style-name="Standard"><text:s/>Ich: Definition der Terme – diese sind entweder Variablen, Abstraktionen oder Applikationen. [hatte ich von Wikipedia, konnte ich mir leichter merken als die formalere Definition im Kurstext]. Dient zur Veranschaulichung des Funktionsbegriffes.<text:s/></text:p>
      <text:p text:style-name="Standard">Prof. Beierle: Welche Operationen gibt es da?</text:p>
      <text:p text:style-name="Standard"><text:s/>Ich: α- und β-Reduktion (jeweils kurz erklärt). [Die genaue Definition der Substitutionsoperation hat Prof. Beierle nicht erfragt.]</text:p>
      <text:p text:style-name="Standard"><text:s/>Prof. Beierle: Wie wird im λ-Kalkül ausgewertet?</text:p>
      <text:p text:style-name="Standard"><text:s/>Ich: Normal order oder applicative order als Möglichkeiten, wobei nur normal order garantiert, die β- Normalform zu finden, falls es eine gibt.<text:s/></text:p>
      <text:p text:style-name="Standard">Prof. Beierle: Wann ist ein Term in β-Normalform?<text:s/></text:p>
      <text:p text:style-name="Standard">Ich: Wenn er keinen β-Redex als Subterm besitzt.</text:p>
      <text:p text:style-name="Standard"><text:s/>Prof. Beierle: Woher kommt es, das jeder Term nur eine (maximal) eine β-Normalform hat?</text:p>
      <text:soft-page-break/>
      <text:p text:style-name="Standard"><text:s/>Ich: Church-Rosser-Theorem. Habe dann die Grafik mit M, N, N‘ und P aus dem Kurstext aufgezeichnet. Prof. Beierle: Warum hat nicht jeder Term eine β-Normalform? Ich: Manchmal ist die Auswertung bis zu dieser nicht möglich, z. B. bei λx.xxλx.xx. Der Term produziert sich sozusagen immer wieder selbst neu.</text:p>
      <text:p text:style-name="Standard"><text:s/>Prof. Beierle: Genau – die Auswertung terminiert also nicht.</text:p>
      <text:p text:style-name="Standard"/>
      <text:p text:style-name="Standard"/>
      <text:p text:style-name="P5">Fragen (Fortgeschrittene Konzepte funktionaler Programmierung):<text:s/></text:p>
      <text:p text:style-name="Standard">Was ist funktionale Programmierung? (Programmierparadigma)<text:s/><text:line-break/>Schreiben Sie die Definition von „filter“ für Listen auf.<text:s/><text:line-break/>Was ist lazy evaluation? Wie wird in ML ausgewertet? (lazy)<text:s/><text:line-break/>Gibt es unendliche Datenstrukturen? (Ja, z.B. Sequenzen)<text:s/><text:line-break/>Definieren Sie einen Datentyp für einen Binärbaum.<text:s/><text:line-break/>Was ist das Lambda-Kalkül und woraus besteht es? (Sprache, Terme)<text:s/><text:line-break/>Welche Transformationsregeln gibt es? (Alpha- und Beta-Reduktion)<text:s/><text:line-break/>Was ist eine Normalform?<text:s/><text:line-break/>Hat jeder Term eine Beta-Normalform? (ne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brant</meta:initial-creator>
    <dc:creator>Alexander Albrant</dc:creator>
    <meta:creation-date>2016-09-24T20:23:00Z</meta:creation-date>
    <dc:date>2016-09-24T20:34:00Z</dc:date>
    <meta:template xlink:href="Normal.dotm" xlink:type="simple"/>
    <meta:editing-cycles>1</meta:editing-cycles>
    <meta:editing-duration>PT0S</meta:editing-duration>
    <meta:document-statistic meta:page-count="4" meta:paragraph-count="15" meta:word-count="1068" meta:character-count="7783" meta:row-count="56" meta:non-whitespace-character-count="6730"/>
  </office:meta>
</office:document-meta>
</file>